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idsec" table:style-name="ce1">
            <text:p>idsec</text:p>
          </table:table-cell>
          <table:table-cell office:value-type="string" office:value="Sector" table:style-name="ce1">
            <text:p>Sector</text:p>
          </table:table-cell>
          <table:table-cell office:value-type="string" office:value="idpressure" table:style-name="ce1">
            <text:p>idpressure</text:p>
          </table:table-cell>
          <table:table-cell office:value-type="string" office:value="Pressure" table:style-name="ce1">
            <text:p>Pressure</text:p>
          </table:table-cell>
          <table:table-cell office:value-type="string" office:value="ideco" table:style-name="ce1">
            <text:p>ideco</text:p>
          </table:table-cell>
          <table:table-cell office:value-type="string" office:value="Ecological.Characteristic" table:style-name="ce1">
            <text:p>Ecological.Characteristic</text:p>
          </table:table-cell>
          <table:table-cell office:value-type="string" office:value="Overlap" table:style-name="ce1">
            <text:p>Overlap</text:p>
          </table:table-cell>
          <table:table-cell office:value-type="string" office:value="Frequency" table:style-name="ce1">
            <text:p>Frequency</text:p>
          </table:table-cell>
          <table:table-cell office:value-type="string" office:value="DoI" table:style-name="ce1">
            <text:p>DoI</text:p>
          </table:table-cell>
          <table:table-cell office:value-type="string" office:value="Confidence" table:style-name="ce1">
            <text:p>Confidence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7" table:style-name="ce1">
            <text:p>7</text:p>
          </table:table-cell>
          <table:table-cell office:value-type="string" office:value="Thermal Regime" table:style-name="ce1">
            <text:p>Thermal Regime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9" table:style-name="ce1">
            <text:p>19</text:p>
          </table:table-cell>
          <table:table-cell office:value-type="string" office:value="Electromagnetic (EMF)" table:style-name="ce1">
            <text:p>Electromagnetic (EMF)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L" table:style-name="ce1">
            <text:p>L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A" table:style-name="ce1">
            <text:p>A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A" table:style-name="ce1">
            <text:p>A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A" table:style-name="ce1">
            <text:p>A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string" office:value="Research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office:value="Abrasion" table:style-name="ce1">
            <text:p>Abrasion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string" office:value="Military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office:value="Sealing" table:style-name="ce1">
            <text:p>Sealing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3" table:style-name="ce1">
            <text:p>3</text:p>
          </table:table-cell>
          <table:table-cell office:value-type="string" office:value="Abrasion" table:style-name="ce1">
            <text:p>Abrasion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23" table:style-name="ce1">
            <text:p>23</text:p>
          </table:table-cell>
          <table:table-cell office:value-type="string" office:value="Reptiles" table:style-name="ce1">
            <text:p>Reptile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quaculture" table:style-name="ce1">
            <text:p>Aquaculture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string" office:value="Military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office:value="Sealing" table:style-name="ce1">
            <text:p>Sealing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" table:style-name="ce1">
            <text:p>1</text:p>
          </table:table-cell>
          <table:table-cell office:value-type="string" office:value="Sealing" table:style-name="ce1">
            <text:p>Sealing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7" table:style-name="ce1">
            <text:p>7</text:p>
          </table:table-cell>
          <table:table-cell office:value-type="string" office:value="Shelf rock &amp; reef" table:style-name="ce1">
            <text:p>Shelf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7" table:style-name="ce1">
            <text:p>7</text:p>
          </table:table-cell>
          <table:table-cell office:value-type="string" office:value="Shelf rock &amp; reef" table:style-name="ce1">
            <text:p>Shelf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2" table:style-name="ce1">
            <text:p>12</text:p>
          </table:table-cell>
          <table:table-cell office:value-type="string" office:value="Nuclear Energy" table:style-name="ce1">
            <text:p>Nuclear Energy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quaculture" table:style-name="ce1">
            <text:p>Aquaculture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string" office:value="Military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3" table:style-name="ce1">
            <text:p>13</text:p>
          </table:table-cell>
          <table:table-cell office:value-type="string" office:value="Bycatch" table:style-name="ce1">
            <text:p>Bycatch</text:p>
          </table:table-cell>
          <table:table-cell office:value-type="float" office:value="7" table:style-name="ce1">
            <text:p>7</text:p>
          </table:table-cell>
          <table:table-cell office:value-type="string" office:value="Shelf rock &amp; reef" table:style-name="ce1">
            <text:p>Shelf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string" office:value="Research" table:style-name="ce1">
            <text:p>Research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5" table:style-name="ce1">
            <text:p>15</text:p>
          </table:table-cell>
          <table:table-cell office:value-type="string" office:value="Barriers" table:style-name="ce1">
            <text:p>Barriers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3" table:style-name="ce1">
            <text:p>23</text:p>
          </table:table-cell>
          <table:table-cell office:value-type="string" office:value="Reptiles" table:style-name="ce1">
            <text:p>Reptiles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5" table:style-name="ce1">
            <text:p>15</text:p>
          </table:table-cell>
          <table:table-cell office:value-type="string" office:value="Barriers" table:style-name="ce1">
            <text:p>Barriers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L" table:style-name="ce1">
            <text:p>L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griculture" table:style-name="ce1">
            <text:p>Agricul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2" table:style-name="ce1">
            <text:p>12</text:p>
          </table:table-cell>
          <table:table-cell office:value-type="string" office:value="Nuclear Energy" table:style-name="ce1">
            <text:p>Nuclear Energy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3" table:style-name="ce1">
            <text:p>23</text:p>
          </table:table-cell>
          <table:table-cell office:value-type="string" office:value="Reptiles" table:style-name="ce1">
            <text:p>Reptile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4" table:style-name="ce1">
            <text:p>14</text:p>
          </table:table-cell>
          <table:table-cell office:value-type="string" office:value="Shelf Pelagic" table:style-name="ce1">
            <text:p>Shelf Pelagic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L" table:style-name="ce1">
            <text:p>L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7" table:style-name="ce1">
            <text:p>17</text:p>
          </table:table-cell>
          <table:table-cell office:value-type="string" office:value="Current Changes" table:style-name="ce1">
            <text:p>Current Changes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6" table:style-name="ce1">
            <text:p>16</text:p>
          </table:table-cell>
          <table:table-cell office:value-type="string" office:value="Telecommunications" table:style-name="ce1">
            <text:p>Telecommunications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5" table:style-name="ce1">
            <text:p>15</text:p>
          </table:table-cell>
          <table:table-cell office:value-type="string" office:value="Barriers" table:style-name="ce1">
            <text:p>Barriers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7" table:style-name="ce1">
            <text:p>17</text:p>
          </table:table-cell>
          <table:table-cell office:value-type="string" office:value="Pelagic Fish" table:style-name="ce1">
            <text:p>Pelagic Fish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string" office:value="Research" table:style-name="ce1">
            <text:p>Research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string" office:value="Military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quaculture" table:style-name="ce1">
            <text:p>Aquaculture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24" table:style-name="ce1">
            <text:p>24</text:p>
          </table:table-cell>
          <table:table-cell office:value-type="string" office:value="Marine birds" table:style-name="ce1">
            <text:p>Marine bird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griculture" table:style-name="ce1">
            <text:p>Agricul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L" table:style-name="ce1">
            <text:p>L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15" table:style-name="ce1">
            <text:p>15</text:p>
          </table:table-cell>
          <table:table-cell office:value-type="string" office:value="Barriers" table:style-name="ce1">
            <text:p>Barriers</text:p>
          </table:table-cell>
          <table:table-cell office:value-type="float" office:value="17" table:style-name="ce1">
            <text:p>17</text:p>
          </table:table-cell>
          <table:table-cell office:value-type="string" office:value="Pelagic Fish" table:style-name="ce1">
            <text:p>Pelagic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a" table:style-name="ce1">
            <text:p>1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string" office:value="Harvesting/Collecting" table:style-name="ce1">
            <text:p>Harvesting/Collect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3" table:style-name="ce1">
            <text:p>13</text:p>
          </table:table-cell>
          <table:table-cell office:value-type="string" office:value="Bycatch" table:style-name="ce1">
            <text:p>Bycatch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string" office:value="Research" table:style-name="ce1">
            <text:p>Research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14" table:style-name="ce1">
            <text:p>14</text:p>
          </table:table-cell>
          <table:table-cell office:value-type="string" office:value="Shelf Pelagic" table:style-name="ce1">
            <text:p>Shelf Pelagic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A" table:style-name="ce1">
            <text:p>A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18" table:style-name="ce1">
            <text:p>18</text:p>
          </table:table-cell>
          <table:table-cell office:value-type="string" office:value="pH changes" table:style-name="ce1">
            <text:p>pH changes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8" table:style-name="ce1">
            <text:p>8</text:p>
          </table:table-cell>
          <table:table-cell office:value-type="string" office:value="Shelf sediment" table:style-name="ce1">
            <text:p>Shelf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4" table:style-name="ce1">
            <text:p>14</text:p>
          </table:table-cell>
          <table:table-cell office:value-type="string" office:value="Shelf Pelagic" table:style-name="ce1">
            <text:p>Shelf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7" table:style-name="ce1">
            <text:p>17</text:p>
          </table:table-cell>
          <table:table-cell office:value-type="string" office:value="Pelagic Fish" table:style-name="ce1">
            <text:p>Pelagic Fish</text:p>
          </table:table-cell>
          <table:table-cell office:value-type="string" office:value="W" table:style-name="ce1">
            <text:p>W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8" table:style-name="ce1">
            <text:p>8</text:p>
          </table:table-cell>
          <table:table-cell office:value-type="string" office:value="Shelf sediment" table:style-name="ce1">
            <text:p>Shelf sediment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griculture" table:style-name="ce1">
            <text:p>Agricul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L" table:style-name="ce1">
            <text:p>L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4" table:style-name="ce1">
            <text:p>14</text:p>
          </table:table-cell>
          <table:table-cell office:value-type="string" office:value="Shelf Pelagic" table:style-name="ce1">
            <text:p>Shelf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7" table:style-name="ce1">
            <text:p>17</text:p>
          </table:table-cell>
          <table:table-cell office:value-type="string" office:value="Current Changes" table:style-name="ce1">
            <text:p>Current Changes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3" table:style-name="ce1">
            <text:p>13</text:p>
          </table:table-cell>
          <table:table-cell office:value-type="string" office:value="Bycatch" table:style-name="ce1">
            <text:p>Bycatch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griculture" table:style-name="ce1">
            <text:p>Agriculture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18" table:style-name="ce1">
            <text:p>18</text:p>
          </table:table-cell>
          <table:table-cell office:value-type="string" office:value="pH changes" table:style-name="ce1">
            <text:p>pH changes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18" table:style-name="ce1">
            <text:p>18</text:p>
          </table:table-cell>
          <table:table-cell office:value-type="string" office:value="pH changes" table:style-name="ce1">
            <text:p>pH changes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23" table:style-name="ce1">
            <text:p>23</text:p>
          </table:table-cell>
          <table:table-cell office:value-type="string" office:value="Reptiles" table:style-name="ce1">
            <text:p>Reptiles</text:p>
          </table:table-cell>
          <table:table-cell office:value-type="string" office:value="W" table:style-name="ce1">
            <text:p>W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11" table:style-name="ce1">
            <text:p>11</text:p>
          </table:table-cell>
          <table:table-cell office:value-type="string" office:value="Invasive species" table:style-name="ce1">
            <text:p>Invasive species</text:p>
          </table:table-cell>
          <table:table-cell office:value-type="float" office:value="14" table:style-name="ce1">
            <text:p>14</text:p>
          </table:table-cell>
          <table:table-cell office:value-type="string" office:value="Shelf Pelagic" table:style-name="ce1">
            <text:p>Shelf Pelagic</text:p>
          </table:table-cell>
          <table:table-cell office:value-type="string" office:value="L" table:style-name="ce1">
            <text:p>L</text:p>
          </table:table-cell>
          <table:table-cell office:value-type="string" office:value="O" table:style-name="ce1">
            <text:p>O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A" table:style-name="ce1">
            <text:p>A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string" office:value="Military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7" table:style-name="ce1">
            <text:p>7</text:p>
          </table:table-cell>
          <table:table-cell office:value-type="string" office:value="Thermal Regime" table:style-name="ce1">
            <text:p>Thermal Regime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17" table:style-name="ce1">
            <text:p>17</text:p>
          </table:table-cell>
          <table:table-cell office:value-type="string" office:value="Pelagic Fish" table:style-name="ce1">
            <text:p>Pelagic Fish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9" table:style-name="ce1">
            <text:p>19</text:p>
          </table:table-cell>
          <table:table-cell office:value-type="string" office:value="Electromagnetic (EMF)" table:style-name="ce1">
            <text:p>Electromagnetic (EMF)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7" table:style-name="ce1">
            <text:p>7</text:p>
          </table:table-cell>
          <table:table-cell office:value-type="string" office:value="Thermal Regime" table:style-name="ce1">
            <text:p>Thermal Regime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" table:style-name="ce1">
            <text:p>1</text:p>
          </table:table-cell>
          <table:table-cell office:value-type="string" office:value="Littoral rock &amp; reef" table:style-name="ce1">
            <text:p>Littoral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string" office:value="Harvesting/Collecting" table:style-name="ce1">
            <text:p>Harvesting/Collecting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L" table:style-name="ce1">
            <text:p>L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string" office:value="Agriculture" table:style-name="ce1">
            <text:p>Agriculture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7" table:style-name="ce1">
            <text:p>7</text:p>
          </table:table-cell>
          <table:table-cell office:value-type="string" office:value="Thermal Regime" table:style-name="ce1">
            <text:p>Thermal Regime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2" table:style-name="ce1">
            <text:p>12</text:p>
          </table:table-cell>
          <table:table-cell office:value-type="string" office:value="Nuclear Energy" table:style-name="ce1">
            <text:p>Nuclear Energy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quaculture" table:style-name="ce1">
            <text:p>Aquaculture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21" table:style-name="ce1">
            <text:p>21</text:p>
          </table:table-cell>
          <table:table-cell office:value-type="string" office:value="Pelagic Elasmobranchs" table:style-name="ce1">
            <text:p>Pelagic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A" table:style-name="ce1">
            <text:p>A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string" office:value="Research" table:style-name="ce1">
            <text:p>Research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R" table:style-name="ce1">
            <text:p>R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18" table:style-name="ce1">
            <text:p>18</text:p>
          </table:table-cell>
          <table:table-cell office:value-type="string" office:value="pH changes" table:style-name="ce1">
            <text:p>pH changes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13" table:style-name="ce1">
            <text:p>13</text:p>
          </table:table-cell>
          <table:table-cell office:value-type="string" office:value="Coastal Pelagic" table:style-name="ce1">
            <text:p>Coastal Pelagic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8" table:style-name="ce1">
            <text:p>8</text:p>
          </table:table-cell>
          <table:table-cell office:value-type="string" office:value="Shelf sediment" table:style-name="ce1">
            <text:p>Shelf sediment</text:p>
          </table:table-cell>
          <table:table-cell office:value-type="string" office:value="W" table:style-name="ce1">
            <text:p>W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6" table:style-name="ce1">
            <text:p>16</text:p>
          </table:table-cell>
          <table:table-cell office:value-type="string" office:value="Telecommunications" table:style-name="ce1">
            <text:p>Telecommunications</text:p>
          </table:table-cell>
          <table:table-cell office:value-type="float" office:value="19" table:style-name="ce1">
            <text:p>19</text:p>
          </table:table-cell>
          <table:table-cell office:value-type="string" office:value="Electromagnetic (EMF)" table:style-name="ce1">
            <text:p>Electromagnetic (EMF)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string" office:value="Aquaculture" table:style-name="ce1">
            <text:p>Aquaculture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string" office:value="Land-based Industry" table:style-name="ce1">
            <text:p>Land-based Industry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3" table:style-name="ce1">
            <text:p>3</text:p>
          </table:table-cell>
          <table:table-cell office:value-type="string" office:value="Abrasion" table:style-name="ce1">
            <text:p>Abrasion</text:p>
          </table:table-cell>
          <table:table-cell office:value-type="float" office:value="23" table:style-name="ce1">
            <text:p>23</text:p>
          </table:table-cell>
          <table:table-cell office:value-type="string" office:value="Reptiles" table:style-name="ce1">
            <text:p>Reptile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string" office:value="Aggregates" table:style-name="ce1">
            <text:p>Aggregates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string" office:value="Waste Water Treatment" table:style-name="ce1">
            <text:p>Waste Water Treatment</text:p>
          </table:table-cell>
          <table:table-cell office:value-type="float" office:value="18" table:style-name="ce1">
            <text:p>18</text:p>
          </table:table-cell>
          <table:table-cell office:value-type="string" office:value="pH changes" table:style-name="ce1">
            <text:p>pH changes</text:p>
          </table:table-cell>
          <table:table-cell office:value-type="float" office:value="2" table:style-name="ce1">
            <text:p>2</text:p>
          </table:table-cell>
          <table:table-cell office:value-type="string" office:value="Littoral sediment" table:style-name="ce1">
            <text:p>Littoral sediment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17" table:style-name="ce1">
            <text:p>17</text:p>
          </table:table-cell>
          <table:table-cell office:value-type="string" office:value="Pelagic Fish" table:style-name="ce1">
            <text:p>Pelagic Fish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string" office:value="Shipp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office:value="Litter" table:style-name="ce1">
            <text:p>Litter</text:p>
          </table:table-cell>
          <table:table-cell office:value-type="float" office:value="8" table:style-name="ce1">
            <text:p>8</text:p>
          </table:table-cell>
          <table:table-cell office:value-type="string" office:value="Shelf sediment" table:style-name="ce1">
            <text:p>Shelf sediment</text:p>
          </table:table-cell>
          <table:table-cell office:value-type="string" office:value="W" table:style-name="ce1">
            <text:p>W</text:p>
          </table:table-cell>
          <table:table-cell office:value-type="string" office:value="C" table:style-name="ce1">
            <text:p>C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string" office:value="Fishing" table:style-name="ce1">
            <text:p>Fishing</text:p>
          </table:table-cell>
          <table:table-cell office:value-type="float" office:value="12" table:style-name="ce1">
            <text:p>12</text:p>
          </table:table-cell>
          <table:table-cell office:value-type="string" office:value="Species Extraction" table:style-name="ce1">
            <text:p>Species Extraction</text:p>
          </table:table-cell>
          <table:table-cell office:value-type="float" office:value="7" table:style-name="ce1">
            <text:p>7</text:p>
          </table:table-cell>
          <table:table-cell office:value-type="string" office:value="Shelf rock &amp; reef" table:style-name="ce1">
            <text:p>Shelf rock &amp; reef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C" table:style-name="ce1">
            <text:p>C</text:p>
          </table:table-cell>
          <table:table-cell office:value-type="string" office:value="3" table:style-name="ce1">
            <text:p>3</text:p>
          </table:table-cell>
        </table:table-row>
        <table:table-row>
          <table:table-cell office:value-type="float" office:value="16" table:style-name="ce1">
            <text:p>16</text:p>
          </table:table-cell>
          <table:table-cell office:value-type="string" office:value="Telecommunications" table:style-name="ce1">
            <text:p>Telecommunications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22" table:style-name="ce1">
            <text:p>22</text:p>
          </table:table-cell>
          <table:table-cell office:value-type="string" office:value="Demersal Elasmobranchs" table:style-name="ce1">
            <text:p>Demersal Elasmobranch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9" table:style-name="ce1">
            <text:p>9</text:p>
          </table:table-cell>
          <table:table-cell office:value-type="string" office:value="Introduction of Contaminating compounds" table:style-name="ce1">
            <text:p>Introduction of Contaminating compounds</text:p>
          </table:table-cell>
          <table:table-cell office:value-type="float" office:value="14" table:style-name="ce1">
            <text:p>14</text:p>
          </table:table-cell>
          <table:table-cell office:value-type="string" office:value="Shelf Pelagic" table:style-name="ce1">
            <text:p>Shelf Pelagic</text:p>
          </table:table-cell>
          <table:table-cell office:value-type="string" office:value="S" table:style-name="ce1">
            <text:p>S</text:p>
          </table:table-cell>
          <table:table-cell office:value-type="string" office:value="C" table:style-name="ce1">
            <text:p>C</text:p>
          </table:table-cell>
          <table:table-cell office:value-type="string" office:value="C" table:style-name="ce1">
            <text:p>C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1" table:style-name="ce1">
            <text:p>1</text:p>
          </table:table-cell>
          <table:table-cell office:value-type="string" office:value="Sealing" table:style-name="ce1">
            <text:p>Sealing</text:p>
          </table:table-cell>
          <table:table-cell office:value-type="float" office:value="5" table:style-name="ce1">
            <text:p>5</text:p>
          </table:table-cell>
          <table:table-cell office:value-type="string" office:value="Shallow rock &amp; reef" table:style-name="ce1">
            <text:p>Shallow rock &amp; reef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16" table:style-name="ce1">
            <text:p>16</text:p>
          </table:table-cell>
          <table:table-cell office:value-type="string" office:value="Marine Mammals" table:style-name="ce1">
            <text:p>Marine Mammals</text:p>
          </table:table-cell>
          <table:table-cell office:value-type="string" office:value="S" table:style-name="ce1">
            <text:p>S</text:p>
          </table:table-cell>
          <table:table-cell office:value-type="string" office:value="O" table:style-name="ce1">
            <text:p>O</text:p>
          </table:table-cell>
          <table:table-cell office:value-type="string" office:value="L" table:style-name="ce1">
            <text:p>L</text:p>
          </table:table-cell>
          <table:table-cell office:value-type="string" office:value="2a" table:style-name="ce1">
            <text:p>2a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string" office:value="Coastal Infrastructure" table:style-name="ce1">
            <text:p>Coastal Infrastructure</text:p>
          </table:table-cell>
          <table:table-cell office:value-type="float" office:value="15" table:style-name="ce1">
            <text:p>15</text:p>
          </table:table-cell>
          <table:table-cell office:value-type="string" office:value="Barriers" table:style-name="ce1">
            <text:p>Barriers</text:p>
          </table:table-cell>
          <table:table-cell office:value-type="float" office:value="25" table:style-name="ce1">
            <text:p>25</text:p>
          </table:table-cell>
          <table:table-cell office:value-type="string" office:value="Cephalopods" table:style-name="ce1">
            <text:p>Cephalopods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string" office:value="Harvesting/Collecting" table:style-name="ce1">
            <text:p>Harvesting/Collecting</text:p>
          </table:table-cell>
          <table:table-cell office:value-type="float" office:value="14" table:style-name="ce1">
            <text:p>14</text:p>
          </table:table-cell>
          <table:table-cell office:value-type="string" office:value="Incidental Loss of spp." table:style-name="ce1">
            <text:p>Incidental Loss of spp.</text:p>
          </table:table-cell>
          <table:table-cell office:value-type="float" office:value="3" table:style-name="ce1">
            <text:p>3</text:p>
          </table:table-cell>
          <table:table-cell office:value-type="string" office:value="Mangroves" table:style-name="ce1">
            <text:p>Mangroves</text:p>
          </table:table-cell>
          <table:table-cell office:value-type="string" office:value="L" table:style-name="ce1">
            <text:p>L</text:p>
          </table:table-cell>
          <table:table-cell office:value-type="string" office:value="C" table:style-name="ce1">
            <text:p>C</text:p>
          </table:table-cell>
          <table:table-cell office:value-type="string" office:value="A" table:style-name="ce1">
            <text:p>A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string" office:value="Harvesting/Collecting" table:style-name="ce1">
            <text:p>Harvesting/Collecting</text:p>
          </table:table-cell>
          <table:table-cell office:value-type="float" office:value="10" table:style-name="ce1">
            <text:p>10</text:p>
          </table:table-cell>
          <table:table-cell office:value-type="string" office:value="Input of Organic Matter (including N&amp;P)" table:style-name="ce1">
            <text:p>Input of Organic Matter (including N&amp;P)</text:p>
          </table:table-cell>
          <table:table-cell office:value-type="float" office:value="4" table:style-name="ce1">
            <text:p>4</text:p>
          </table:table-cell>
          <table:table-cell office:value-type="string" office:value="Saltmarshes" table:style-name="ce1">
            <text:p>Saltmarshes</text:p>
          </table:table-cell>
          <table:table-cell office:value-type="string" office:value="L" table:style-name="ce1">
            <text:p>L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string" office:value="Tourism/Recreation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office:value="Noise" table:style-name="ce1">
            <text:p>Noise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1b" table:style-name="ce1">
            <text:p>1b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Navigational Dredging" table:style-name="ce1">
            <text:p>Navigational Dredging</text:p>
          </table:table-cell>
          <table:table-cell office:value-type="float" office:value="2" table:style-name="ce1">
            <text:p>2</text:p>
          </table:table-cell>
          <table:table-cell office:value-type="string" office:value="Changes in siltation/ Smothering" table:style-name="ce1">
            <text:p>Changes in siltation/ Smothering</text:p>
          </table:table-cell>
          <table:table-cell office:value-type="float" office:value="6" table:style-name="ce1">
            <text:p>6</text:p>
          </table:table-cell>
          <table:table-cell office:value-type="string" office:value="Shallow sediment" table:style-name="ce1">
            <text:p>Shallow sediment</text:p>
          </table:table-cell>
          <table:table-cell office:value-type="string" office:value="W" table:style-name="ce1">
            <text:p>W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string" office:value="Non-renewables" table:style-name="ce1">
            <text:p>Non-renewables</text:p>
          </table:table-cell>
          <table:table-cell office:value-type="float" office:value="4" table:style-name="ce1">
            <text:p>4</text:p>
          </table:table-cell>
          <table:table-cell office:value-type="string" office:value="Non-living Resources" table:style-name="ce1">
            <text:p>Non-living Resources</text:p>
          </table:table-cell>
          <table:table-cell office:value-type="float" office:value="18" table:style-name="ce1">
            <text:p>18</text:p>
          </table:table-cell>
          <table:table-cell office:value-type="string" office:value="Demersal Fish" table:style-name="ce1">
            <text:p>Demersal Fish</text:p>
          </table:table-cell>
          <table:table-cell office:value-type="string" office:value="S" table:style-name="ce1">
            <text:p>S</text:p>
          </table:table-cell>
          <table:table-cell office:value-type="string" office:value="P" table:style-name="ce1">
            <text:p>P</text:p>
          </table:table-cell>
          <table:table-cell office:value-type="string" office:value="L" table:style-name="ce1">
            <text:p>L</text:p>
          </table:table-cell>
          <table:table-cell office:value-type="string" office:value="2b" table:style-name="ce1">
            <text:p>2b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